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95.21pt"/>
    </style:style>
    <style:style style:name="co2" style:family="table-column">
      <style:table-column-properties fo:break-before="auto" style:column-width="72.96pt"/>
    </style:style>
    <style:style style:name="co3" style:family="table-column">
      <style:table-column-properties fo:break-before="auto" style:column-width="141pt"/>
    </style:style>
    <style:style style:name="co4" style:family="table-column">
      <style:table-column-properties fo:break-before="auto" style:column-width="263.91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Аркуш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d1c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d1c1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d1c1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d1c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d1c1d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d1c1d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d1c1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ркуш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Назва кроку</text:p>
          </table:table-cell>
          <table:table-cell table:style-name="ce1" office:value-type="string" calcext:value-type="string">
            <text:p>Статус</text:p>
          </table:table-cell>
          <table:table-cell table:style-name="ce1" office:value-type="string" calcext:value-type="string">
            <text:p>Тестові дані</text:p>
          </table:table-cell>
          <table:table-cell table:style-name="ce1" office:value-type="string" calcext:value-type="string">
            <text:p>Коментарі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Реєстрація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Натиснути на кнопку "Зареєструватися за допомогою ел. пошти"</text:p>
          </table:table-cell>
          <table:table-cell table:style-name="ce3" office:value-type="string" calcext:value-type="string">
            <text:p>Пройдено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 office:value-type="string" calcext:value-type="string">
            <text:p>Натиснути "Зареєструватися", не ввівши електронної пошти </text:p>
          </table:table-cell>
          <table:table-cell table:style-name="ce3" office:value-type="string" calcext:value-type="string">
            <text:p>Пройдено</text:p>
          </table:table-cell>
          <table:table-cell table:style-name="ce4" office:value-type="string" calcext:value-type="string">
            <text:p>Нічого не вводити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Ввести адресу електронної пошти без крапки перед доменом</text:p>
          </table:table-cell>
          <table:table-cell table:style-name="ce3" office:value-type="string" calcext:value-type="string">
            <text:p>Пройдено</text:p>
          </table:table-cell>
          <table:table-cell table:style-name="ce4" office:value-type="string" calcext:value-type="string">
            <text:p>morsunne@gmailco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Ввести адресу електронної пошти без знаку @ в імені домену</text:p>
          </table:table-cell>
          <table:table-cell table:style-name="ce3" office:value-type="string" calcext:value-type="string">
            <text:p>Пройдено</text:p>
          </table:table-cell>
          <table:table-cell table:style-name="ce11" office:value-type="string" calcext:value-type="string">
            <text:p>morsunnegmail.co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Ввести правильну валідну адресу електронної пошти</text:p>
          </table:table-cell>
          <table:table-cell table:style-name="ce3" office:value-type="string" calcext:value-type="string">
            <text:p>Пройдено</text:p>
          </table:table-cell>
          <table:table-cell table:style-name="ce4" office:value-type="string" calcext:value-type="string">
            <text:p>morsunne@gmail.co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Зареєструватися за допомогою акаунту Google</text:p>
          </table:table-cell>
          <table:table-cell table:style-name="ce3" office:value-type="string" calcext:value-type="string">
            <text:p>Пройдено</text:p>
          </table:table-cell>
          <table:table-cell table:style-name="ce4" office:value-type="string" calcext:value-type="string">
            <text:p>morsunne@gmail.co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Зареєструватися за допомогою Apple ID</text:p>
          </table:table-cell>
          <table:table-cell table:style-name="ce3" office:value-type="string" calcext:value-type="string">
            <text:p>Пройдено</text:p>
          </table:table-cell>
          <table:table-cell table:style-name="ce12" office:value-type="float" office:value="14151618" calcext:value-type="float">
            <text:p>1415161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Вхід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Ввести валідну зареєстровану пошту</text:p>
          </table:table-cell>
          <table:table-cell table:style-name="ce3" office:value-type="string" calcext:value-type="string">
            <text:p>Пройдено</text:p>
          </table:table-cell>
          <table:table-cell table:style-name="ce4" office:value-type="string" calcext:value-type="string">
            <text:p>morsunne@gmail.com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Ввести адресу електронної пошти, що не зареєстрована</text:p>
          </table:table-cell>
          <table:table-cell table:style-name="ce6" office:value-type="string" calcext:value-type="string">
            <text:p>Не пройдено</text:p>
          </table:table-cell>
          <table:table-cell table:style-name="ce6" office:value-type="string" calcext:value-type="string">
            <text:p>randommail@ukr.net</text:p>
          </table:table-cell>
          <table:table-cell table:style-name="ce14" office:value-type="string" calcext:value-type="string">
            <text:p>Після вводу надісланого на пошту коду, система зареєструвала користувача за цією адресою і навіть запропонувала робочі простори з таким же доменом пошти. Незнайома людина може приєднатися до робочих просторів, до яких немає жодного відношення. Мінус спрощеної та швидкої реєстрації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Натиснути "Уже зареєстровані в Slack? Увійти в існуючий робочий простір"</text:p>
          </table:table-cell>
          <table:table-cell table:style-name="ce3" office:value-type="string" calcext:value-type="string">
            <text:p>Пройдено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3" office:value-type="string" calcext:value-type="string">
            <text:p>Ввести валідну пошту, яка не додана в жоден робочий простір</text:p>
          </table:table-cell>
          <table:table-cell table:style-name="ce3" office:value-type="string" calcext:value-type="string">
            <text:p>Пройдено</text:p>
          </table:table-cell>
          <table:table-cell table:style-name="ce6" office:value-type="string" calcext:value-type="string">
            <text:p>randommail@ukr.net</text:p>
          </table:table-cell>
          <table:table-cell table:style-name="ce3" office:value-type="string" calcext:value-type="string">
            <text:p>Система не знаходить робочі простори для вказаної пошти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Ввести валідну назву робочого простору для входу вручну</text:p>
          </table:table-cell>
          <table:table-cell table:style-name="ce3" office:value-type="string" calcext:value-type="string">
            <text:p>Пройдено</text:p>
          </table:table-cell>
          <table:table-cell table:style-name="ce13" office:value-type="string" calcext:value-type="string">
            <text:p>qa15hq.slack.com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Ввести назву робочого простору, що складається з цифр, для входу вручну</text:p>
          </table:table-cell>
          <table:table-cell table:style-name="ce3" office:value-type="string" calcext:value-type="string">
            <text:p>Пройдено</text:p>
          </table:table-cell>
          <table:table-cell table:style-name="ce6" office:value-type="string" calcext:value-type="string">
            <text:p>11.slack.com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 calcext:value-type="string">
            <text:p>Ввести назву робочого простору, що складається з одного слова, для входу вручну</text:p>
          </table:table-cell>
          <table:table-cell table:style-name="ce6" office:value-type="string" calcext:value-type="string">
            <text:p>Пройдено</text:p>
          </table:table-cell>
          <table:table-cell table:style-name="ce6" office:value-type="string" calcext:value-type="string">
            <text:p>repository.slack.com</text:p>
          </table:table-cell>
          <table:table-cell table:style-name="ce16" office:value-type="string" calcext:value-type="string">
            <text:p>Система просить ввести робочу пошту, що під'єднана до цього простору.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Робота у робочому просторі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Відкрити канал у робочому просторі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Зробити публікацію з оповіщенням всім учасникам</text:p>
          </table:table-cell>
          <table:table-cell table:style-name="ce10" office:value-type="string" calcext:value-type="string">
            <text:p>Пройдено</text:p>
          </table:table-cell>
          <table:table-cell table:style-name="ce10" office:value-type="string" calcext:value-type="string">
            <text:p>@канал Всім привіт!</text:p>
          </table:table-cell>
          <table:table-cell table:style-name="ce17" office:value-type="string" calcext:value-type="string">
            <text:p>З'являється повідомлення, що можна потурбувати людей з інших часових поясів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Зробити публікацію з оповіщенням всім учасникам, що онлайн</text:p>
          </table:table-cell>
          <table:table-cell table:style-name="ce3" office:value-type="string" calcext:value-type="string">
            <text:p>Пройдено</text:p>
          </table:table-cell>
          <table:table-cell table:style-name="ce3" office:value-type="string" calcext:value-type="string">
            <text:p>@here Всім привіт!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Видалити публікацію на каналі</text:p>
          </table:table-cell>
          <table:table-cell table:style-name="ce3" office:value-type="string" calcext:value-type="string">
            <text:p>Пройдено</text:p>
          </table:table-cell>
          <table:table-cell/>
          <table:table-cell table:style-name="ce3" office:value-type="string" calcext:value-type="string">
            <text:p>Публікація видаляється, але коментарі до неї лишаються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Натиснути на кнопку "Додати учасника до каналу"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Додати до каналу учасника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Відкрити список учасників каналу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Натиснути кнопку "Видалити" навпроти учасника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Натиснути на учасника у списку учасників каналу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Натиснути у вікні "Повідомлення" і відправити приватне повідомлення учаснику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Написати повідомлення учаснику, але не відправити, перейти на інший канал і повернутися</text:p>
          </table:table-cell>
          <table:table-cell table:style-name="ce3" office:value-type="string" calcext:value-type="string">
            <text:p>Пройдено</text:p>
          </table:table-cell>
          <table:table-cell/>
          <table:table-cell table:style-name="ce3" office:value-type="string" calcext:value-type="string">
            <text:p>Повідомлення зберігається у полі для вводу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Відправити у повідомленні учаснику файл формату .pdf, що важить 300 КБ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Відправити у повідомленні учаснику файл, що важить 400 МБ</text:p>
          </table:table-cell>
          <table:table-cell table:style-name="ce3" office:value-type="string" calcext:value-type="string">
            <text:p>Пройдено</text:p>
          </table:table-cell>
          <table:table-cell table:style-name="ce3" office:value-type="string" calcext:value-type="string">
            <text:p>Файл розширення .msi</text:p>
          </table:table-cell>
          <table:table-cell table:style-name="ce3" office:value-type="string" calcext:value-type="string">
            <text:p>Довге завантаження.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Скасувати відправку файла, що важить 400 МБ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Навести на публікацію у робочому просторі.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Натиснути "відповісти у треді" та написати коментар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Видалити свій коментар</text:p>
          </table:table-cell>
          <table:table-cell table:style-name="ce3" office:value-type="string" calcext:value-type="string">
            <text:p>Пройдено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Натиснути на іконку акаунта у верхньому правому куті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Натиснути "Змінити статус на "Немає на місці"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Відкрити "Профіль" та натиснути "Змінити"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Натиснути "Змінити фотографію" і завантажити фото у форматі .jpg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Видалити фотографію</text:p>
          </table:table-cell>
          <table:table-cell table:style-name="ce3" office:value-type="string" calcext:value-type="string">
            <text:p>Пройдено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Завантажити файл у форматі .pdf</text:p>
          </table:table-cell>
          <table:table-cell table:style-name="ce3" office:value-type="string" calcext:value-type="string">
            <text:p>Пройдено</text:p>
          </table:table-cell>
          <table:table-cell/>
          <table:table-cell table:style-name="ce18" office:value-type="string" calcext:value-type="string">
            <text:p>Система видає повідомлення про можливі розширення файла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Відкрити налаштування і змінити мову програми на англійську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Змінити тему графічного інтерфейсу у налаштуваннях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Поставити курсор у поле пошуку і переглянути підказки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Обрати серед підказок "Повідомлення" від і вказати учасника. 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Вийти з робочого простору</text:p>
          </table:table-cell>
          <table:table-cell table:style-name="ce3" office:value-type="string" calcext:value-type="string">
            <text:p>Пройдено</text:p>
          </table:table-cell>
          <table:table-cell table:number-columns-repeated="102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4" meta:object-count="0"/>
    <meta:generator>LibreOfficeDev/6.0.5.2$Linux_X86_64 LibreOffice_project/</meta:generator>
  </office:meta>
</office:document-meta>
</file>